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15cm" svg:height="7.951cm" svg:x="2.35cm" svg:y="0.949cm">
          <text:p text:style-name="P1"><text:span text:style-name="T1">op_const_label</text:span></text:p>
          <text:p text:style-name="P1"><text:span text:style-name="T1"/></text:p>
          <text:p text:style-name="P1"><text:span text:style-name="T1">=[ [y</text:span><text:span text:style-name="T2">11</text:span><text:span text:style-name="T1">,y</text:span><text:span text:style-name="T2">12</text:span><text:span text:style-name="T1">,…,y</text:span><text:span text:style-name="T2">1M</text:span><text:span text:style-name="T1">]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<text:s text:c="9"/></text:span><text:span text:style-name="T1">[y</text:span><text:span text:style-name="T2">L1</text:span><text:span text:style-name="T1">,y</text:span><text:span text:style-name="T2">L2</text:span><text:span text:style-name="T1">,…,y</text:span><text:span text:style-name="T2">L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cm" svg:y1="4.7cm" svg:x2="16.3cm" svg:y2="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9T18:27:08</dc:date>
    <dc:creator>tokai </dc:creator>
    <meta:editing-duration>PT6M19S</meta:editing-duration>
    <meta:editing-cycles>14</meta:editing-cycles>
    <meta:generator>LibreOffice/3.5$Linux_x86 LibreOffice_project/350m1$Build-2</meta:generator>
    <meta:document-statistic meta:object-count="2"/>
  </office:meta>
</office:document-meta>
</file>